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20.638cm" fo:margin-left="-0.026cm" style:page-number="0" table:align="left" style:writing-mode="lr-tb"/>
    </style:style>
    <style:style style:name="Table1.A" style:family="table-column">
      <style:table-column-properties style:column-width="6.826cm"/>
    </style:style>
    <style:style style:name="Table1.B" style:family="table-column">
      <style:table-column-properties style:column-width="6.985cm"/>
    </style:style>
    <style:style style:name="Table1.1" style:family="table-row">
      <style:table-row-properties style:row-height="2.584cm" style:keep-together="false" fo:keep-together="always"/>
    </style:style>
    <style:style style:name="Table1.A1" style:family="table-cell">
      <style:table-cell-properties style:vertical-align="middle" fo:padding-left="0.026cm" fo:padding-right="0.026cm" fo:padding-top="0cm" fo:padding-bottom="0cm" fo:border="none" style:writing-mode="lr-tb"/>
    </style:style>
    <style:style style:name="P1" style:family="paragraph" style:parent-style-name="Standard">
      <style:text-properties fo:language="es" fo:country="PR" text:display="none"/>
    </style:style>
    <style:style style:name="P2" style:family="paragraph" style:parent-style-name="Standard">
      <style:paragraph-properties fo:margin-left="0.168cm" fo:margin-right="0.168cm" fo:text-indent="0cm" style:auto-text-indent="false"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.168cm" fo:margin-right="0.168cm" fo:text-indent="0cm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"><office:annotation><dc:creator>David Burke</dc:creator><dc:date>2010-11-24T14:53:03</dc:date><text:p text:style-name="P4"><text:span text:style-name="T1">do cell for student in students</text:span></text:p></office:annotation><text:conditional-text text:condition="ooow:True" text:string-value-if-true="student.parent_guardian" text:string-value-if-false="">student.parent_guardian</text:conditional-text></text:p>
            <text:p text:style-name="P2"><text:conditional-text text:condition="ooow:True" text:string-value-if-true="student.street" text:string-value-if-false="">student.street</text:conditional-text></text:p>
            <text:p text:style-name="P2"><text:conditional-text text:condition="ooow:True" text:string-value-if-true="student.city" text:string-value-if-false="">student.city</text:conditional-text>, <text:conditional-text text:condition="ooow:True" text:string-value-if-true="student.state" text:string-value-if-false="">student.state</text:conditional-text> <text:conditional-text text:condition="ooow:True" text:string-value-if-true="student.zip" text:string-value-if-false="">student.zip</text:conditional-text><text:line-break/>RE: <text:conditional-text text:condition="ooow:True" text:string-value-if-true="student.lname" text:string-value-if-false="">student.lname</text:conditional-text>, <text:conditional-text text:condition="ooow:True" text:string-value-if-true="student.fname" text:string-value-if-false="">student.fname</text:conditional-tex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575cm" fo:margin-left="0.48cm" fo:margin-right="0.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cm" fo:margin-left="0.48cm" fo:margin-right="0.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Damien Morales</dc:title>
    <meta:initial-creator>ysantiago</meta:initial-creator>
    <meta:creation-date>2008-01-23T10:36:00</meta:creation-date>
    <dc:creator>David Burke</dc:creator>
    <dc:date>2010-11-24T14:53:05</dc:date>
    <meta:print-date>2010-08-18T11:28:00</meta:print-date>
    <meta:editing-cycles>44</meta:editing-cycles>
    <meta:editing-duration>PT8H41M4S</meta:editing-duration>
    <meta:generator>OpenOffice.org/3.0$Linux OpenOffice.org_project/300m15$Build-9379</meta:generator>
    <meta:document-statistic meta:table-count="1" meta:image-count="0" meta:object-count="0" meta:page-count="1" meta:paragraph-count="3" meta:word-count="8" meta:character-count="110"/>
    <meta:user-defined meta:name="Info 1"/>
    <meta:user-defined meta:name="Info 2"/>
    <meta:user-defined meta:name="Info 3"/>
    <meta:user-defined meta:name="Info 4"/>
  </office:meta>
</office:document-meta>
</file>